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vertical-align="middle"/>
    </style:style>
    <style:style style:name="gr2" style:family="graphic" style:parent-style-name="standard">
      <style:graphic-properties draw:fill-color="#dddddd" draw:textarea-vertical-align="middle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0cm" fo:min-width="5.85cm"/>
    </style:style>
    <style:style style:name="gr4" style:family="graphic" style:parent-style-name="standard">
      <style:graphic-properties draw:fill-color="#3465a4" draw:textarea-vertical-align="middle"/>
    </style:style>
    <style:style style:name="gr5" style:family="graphic" style:parent-style-name="standard">
      <style:graphic-properties draw:fill-color="#808080" draw:textarea-horizontal-align="justify" draw:textarea-vertical-align="middle" draw:auto-grow-height="false" fo:min-height="0.048cm" fo:min-width="0.748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loext:graphic-properties draw:fill-color="#80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controls" svg:width="0.605cm" svg:height="0.316cm" svg:x="18.742cm" svg:y="2.417cm" svg:viewBox="0 0 606 317" svg:d="M0 0h459c0 0 144 74 147 146s-147 171-147 171h-459z">
            <text:p/>
          </draw:path>
          <draw:path draw:style-name="gr2" draw:text-style-name="P2" draw:layer="layout" svg:width="6.984cm" svg:height="0.634cm" svg:x="2.27cm" svg:y="2.27cm" svg:viewBox="0 0 6985 635" svg:d="M1573 74l5412-74v635l-5405-60c0 0-1580 0-1580-258s1573-243 1573-243z">
            <text:p/>
          </draw:path>
          <draw:custom-shape draw:style-name="gr3" draw:text-style-name="P3" draw:layer="controls" svg:width="6.35cm" svg:height="0.156cm" svg:x="2.905cm" svg:y="2.525cm">
            <text:p/>
            <draw:enhanced-geometry svg:viewBox="0 0 21600 21600" draw:type="rectangle" draw:enhanced-path="M 0 0 L 21600 0 21600 21600 0 21600 0 0 Z N"/>
          </draw:custom-shape>
          <draw:path draw:style-name="gr4" draw:text-style-name="P4" draw:layer="layout" svg:width="9.524cm" svg:height="0.634cm" svg:x="9.255cm" svg:y="2.27cm" svg:viewBox="0 0 9525 635" svg:d="M0 0h9207c0 0 318 0 318 317s-318 318-318 318h-9207z">
            <text:p/>
          </draw:path>
          <draw:custom-shape draw:style-name="gr5" draw:text-style-name="P5" draw:layer="controls" svg:width="1.248cm" svg:height="0.298cm" svg:x="15.737cm" svg:y="2.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4" draw:text-style-name="P4" draw:layer="controls" svg:width="5.413cm" svg:height="0.321cm" svg:x="12.498cm" svg:y="1.948cm" svg:viewBox="0 0 5414 322" svg:d="M6 322c-17-3-8-70 158-131 99-36 336-67 452-86 265-60 977-100 977-100h3175c0 0 461-35 573 77s62 240 62 240h-1587c0 0 148-19-233-91s-1637-36-2074 0-551 91-551 91z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06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2T16:11:34.867528486</meta:creation-date>
    <dc:date>2024-06-12T17:17:40.855745818</dc:date>
    <meta:editing-duration>PT4M54S</meta:editing-duration>
    <meta:editing-cycles>2</meta:editing-cycles>
    <meta:generator>LibreOffice/7.3.7.2$Linux_X86_64 LibreOffice_project/30$Build-2</meta:generator>
    <meta:document-statistic meta:object-count="7"/>
  </office:meta>
</office:document-meta>
</file>